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6.8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120"/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19"/>
    <style:style style:name="ce36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22, 2009, 08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6"/>
          <table:table-cell office:value-type="string">
            <text:p>makeNode should return ADT instead of node?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: org.eclipse.imp.pdb.facts.impl.reference.Set cannot be cast to org.eclipse.imp.pdb.facts.IRelation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office:value-type="string">
            <text:p>TestNode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We have seen this before, where does it come from?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rFDL</text:p>
          </table:table-cell>
          <table:table-cell table:style-name="ce6"/>
          <table:table-cell office:value-type="string">
            <text:p>Unclear problem</text:p>
          </table:table-cell>
          <table:table-cell table:number-columns-repeated="253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EPT</text:p>
          </table:table-cell>
          <table:table-cell table:style-name="ce6"/>
          <table:table-cell office:value-type="string">
            <text:p>Use of undeclared type Tree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30">01/30/2009</text:date>, <text:time>15:2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30T15:26:18</dc:date>
    <meta:editing-cycles>153</meta:editing-cycles>
    <meta:editing-duration>PT245H03M21S</meta:editing-duration>
    <meta:document-statistic meta:table-count="9" meta:cell-count="1265" meta:object-count="0"/>
    <meta:user-defined meta:name="Info 1"/>
    <meta:user-defined meta:name="Info 2"/>
    <meta:user-defined meta:name="Info 3"/>
    <meta:user-defined meta:name="Info 4"/>
  </office:meta>
</office:document-meta>
</file>